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33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1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7pt" style:language-asian="hi" style:country-asian="IN" style:font-style-asian="normal" style:font-weight-asian="normal" style:font-name-complex="DejaVu Sans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9pt dotte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pt" style:language-asian="hi" style:country-asian="IN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8pt" fo:language="de" fo:country="DE" fo:text-shadow="none" style:text-underline-mode="continuous" style:text-overline-mode="continuous" style:text-line-through-mode="continuous" style:font-name-asian="Lohit Devanagari" style:font-size-asian="8pt" style:language-asian="hi" style:country-asian="I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31pt solid #000000"/>
      <style:paragraph-properties fo:text-align="center"/>
      <style:text-properties style:use-window-font-color="true" style:text-outline="false" style:text-line-through-style="none" style:text-line-through-type="non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ext-properties style:text-outline="false" style:text-line-through-style="none" style:text-line-through-type="none" style:font-name="FreeSerif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FreeSerif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DejaVu Sans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normal" style:language-asian="hi" style:country-asian="IN" style:text-underline-style="none" style:text-underline-color="font-color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/>
    </style:style>
    <style:style style:name="T3" style:family="text">
      <style:text-properties fo:font-weight="normal" style:language-asian="hi" style:country-asian="IN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 style:text-underline-style="solid" style:text-underline-width="auto" style:text-underline-color="font-color"/>
    </style:style>
    <style:style style:name="T4" style:family="text">
      <style:text-properties fo:font-weight="normal" style:language-asian="hi" style:country-asian="IN" style:text-line-through-type="none" fo:font-style="normal" style:text-outline="false" fo:text-shadow="none" style:letter-kerning="true" fo:language="de" fo:country="DE" style:use-window-font-color="true" style:font-name-asian="Lohit Devanagari" style:font-size-asian="10.5pt" style:font-size-complex="10.5pt" style:font-weight-asian="normal" style:font-weight-complex="normal" style:font-style-asian="normal" style:font-style-complex="normal" style:text-emphasize="none" style:text-underline-style="none" style:text-underline-color="font-color"/>
    </style:style>
    <style:style style:name="T5" style:family="text">
      <style:text-properties style:language-asian="hi" style:country-asian="IN" style:text-line-through-type="none" style:text-outline="false" fo:text-shadow="none" style:letter-kerning="true" fo:language="de" fo:country="DE" style:use-window-font-color="true" style:font-name-asian="Lohit Devanagari" style:font-size-complex="10.5pt" style:font-weight-complex="normal" style:font-style-complex="normal" style:text-emphasize="none" style:text-underline-style="none" style:text-underline-color="font-color" style:font-size-asian="12pt"/>
    </style:style>
    <style:style style:name="T6" style:family="text">
      <style:text-properties style:language-asian="hi" style:country-asian="IN" style:text-line-through-type="none" style:text-outline="false" fo:text-shadow="none" style:letter-kerning="true" fo:language="de" fo:country="DE" style:use-window-font-color="true" style:font-name-asian="Lohit Devanagari" style:font-size-complex="10.5pt" style:font-weight-complex="normal" style:font-style-complex="normal" style:text-emphasize="none" style:text-underline-style="none" style:text-underline-color="font-color" fo:font-weight="normal" fo:font-style="normal" style:font-size-asian="10.5pt" style:font-weight-asian="normal" style:font-style-asian="normal"/>
    </style:style>
    <style:style style:name="T7" style:family="text">
      <style:text-properties style:text-emphasize="none" fo:color="#000000" style:font-style-complex="normal" style:font-weight-complex="bold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/>
    </style:style>
    <style:style style:name="T8" style:family="text">
      <style:text-properties style:text-emphasize="none" style:font-style-complex="normal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 style:use-window-font-color="true" style:font-weight-complex="normal"/>
    </style:style>
    <style:style style:name="T9" style:family="text">
      <style:text-properties style:text-emphasize="none" style:font-style-complex="normal" style:font-size-complex="12pt" style:font-size-asian="12pt" style:font-name-complex="FreeSerif" style:font-name-asian="Lohit Devanagari" style:language-asian="hi" style:country-asian="IN" fo:language="de" fo:country="DE" style:letter-kerning="true" fo:text-shadow="none" style:text-outline="false" style:text-line-through-type="none" style:text-underline-style="none" style:text-underline-color="font-color" style:font-name="FreeSerif" style:use-window-font-color="tr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12" table:default-cell-style-name="ce21"/>
        <table:table-column table:style-name="co3" table:default-cell-style-name="ce21"/>
        <table:table-column table:style-name="co2" table:number-columns-repeated="12" table:default-cell-style-name="ce21"/>
        <table:table-column table:style-name="co4" table:number-columns-repeated="971" table:default-cell-style-name="ce21"/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 table:style-name="ce15"/>
          <table:table-cell table:number-columns-repeated="970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1">
          <table:table-cell table:style-name="ce1"/>
          <table:table-cell table:style-name="ce5" table:number-columns-spanned="12" table:number-rows-spanned="1"/>
          <table:covered-table-cell table:number-columns-repeated="11"/>
          <table:table-cell/>
          <table:table-cell table:style-name="ce5" table:number-columns-spanned="12" table:number-rows-spanned="1"/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/>
          <table:table-cell table:style-name="ce6" office:value-type="string" calcext:value-type="string" table:number-columns-spanned="12" table:number-rows-spanned="1">
            <text:p>Task</text:p>
          </table:table-cell>
          <table:covered-table-cell table:number-columns-repeated="11"/>
          <table:table-cell table:number-columns-repeated="971"/>
        </table:table-row>
        <table:table-row table:style-name="ro1">
          <table:table-cell table:style-name="ce2"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/>
          <table:table-cell table:style-name="ce7" office:value-type="string" calcext:value-type="string" table:number-columns-spanned="12" table:number-rows-spanned="1">
            <text:p><text:span text:style-name="T2">Every: </text:span><text:span text:style-name="T3">     </text:span><text:span text:style-name="T4"> </text:span><text:span text:style-name="T5">□</text:span><text:span text:style-name="T6"> Weeks / </text:span><text:span text:style-name="T5">□</text:span><text:span text:style-name="T6"> Month</text:span></text:p>
          </table:table-cell>
          <table:covered-table-cell table:number-columns-repeated="11"/>
          <table:table-cell table:number-columns-repeated="971"/>
        </table:table-row>
        <table:table-row table:style-name="ro2">
          <table:table-cell table:style-name="ce2"/>
          <table:table-cell table:style-name="ce8" table:number-columns-repeated="12"/>
          <table:table-cell table:number-columns-repeated="984"/>
        </table:table-row>
        <table:table-row table:style-name="ro3">
          <table:table-cell table:style-name="ce3"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/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J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15<text:span text:style-name="T1">th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31<text:span text:style-name="T1">st</text:span></text:p>
          </table:table-cell>
          <table:table-cell table:number-columns-repeated="12" table:style-name="ce20" office:value-type="string" calcext:value-type="string">
            <text:p>◌</text:p>
          </table:table-cell>
          <table:table-cell/>
          <table:table-cell table:number-columns-repeated="12" table:style-name="ce20" office:value-type="string" calcext:value-type="string">
            <text:p>◌</text:p>
          </table:table-cell>
          <table:table-cell table:number-columns-repeated="971"/>
        </table:table-row>
        <table:table-row table:style-name="ro3">
          <table:table-cell table:number-columns-repeated="997"/>
        </table:table-row>
        <table:table-row table:style-name="ro3">
          <table:table-cell/>
          <table:table-cell table:style-name="ce26" office:value-type="string" calcext:value-type="string" table:number-columns-spanned="25" table:number-rows-spanned="1">
            <text:p><text:span text:style-name="T7">◌ </text:span><text:span text:style-name="T8">Nothing to do / ○ On due / </text:span><text:span text:style-name="T9">–</text:span><text:span text:style-name="T8"> Not done / ☓ Completed</text:span></text:p>
          </table:table-cell>
          <table:covered-table-cell table:number-columns-repeated="24"/>
          <table:table-cell table:number-columns-repeated="971"/>
        </table:table-row>
        <table:table-row table:style-name="ro3" table:number-rows-repeated="1048547">
          <table:table-cell table:number-columns-repeated="997"/>
        </table:table-row>
        <table:table-row table:style-name="ro3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fo:margin-top="0.499cm" fo:margin-bottom="0.499cm" fo:margin-left="1cm" fo:margin-right="1cm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3:27:44.0874112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05:22.964430366</meta:creation-date>
    <meta:print-date>2021-04-03T11:30:10.555490766</meta:print-date>
    <dc:date>2021-05-13T13:29:31.390897863</dc:date>
    <meta:editing-duration>PT9M35S</meta:editing-duration>
    <meta:editing-cycles>4</meta:editing-cycles>
    <meta:generator>LibreOffice/6.4.7.2$Linux_X86_64 LibreOffice_project/40$Build-2</meta:generator>
    <meta:document-statistic meta:table-count="1" meta:cell-count="310" meta:object-count="0"/>
  </office:meta>
</office:document-meta>
</file>